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2 20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1" office:value-type="currency" office:currency="USD" office:value="129.4" calcext:value-type="currency">
            <text:p>$129.40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684837" calcext:value-type="float">
            <text:p>684837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2" office:value-type="float" office:value="88617907.8" calcext:value-type="float">
            <text:p>88617907.8</text:p>
          </table:table-cell>
        </table:table-row>
        <table:table-row table:style-name="ro1">
          <table:table-cell office:value-type="string" calcext:value-type="string">
            <text:p>Short term investments + cash and cash equivalents</text:p>
          </table:table-cell>
          <table:table-cell office:value-type="string" calcext:value-type="string">
            <text:p>Cash</text:p>
          </table:table-cell>
          <table:table-cell table:style-name="ce2" office:value-type="float" office:value="2627000" calcext:value-type="float">
            <text:p>2627000</text:p>
          </table:table-cell>
        </table:table-row>
        <table:table-row table:style-name="ro1">
          <table:table-cell/>
          <table:table-cell office:value-type="string" calcext:value-type="string">
            <text:p>Debt</text:p>
          </table:table-cell>
          <table:table-cell table:style-name="ce3" office:value-type="float" office:value="1790000" calcext:value-type="float">
            <text:p>1790000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formula="of:=[.C5]+[.C7]-[.C6]" office:value-type="float" office:value="87780907.8" calcext:value-type="float">
            <text:p>87780907.8</text:p>
          </table:table-cell>
        </table:table-row>
      </table:table>
      <table:table table:name="Financials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AA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2 2025</text:p>
          </table:table-cell>
        </table:table-row>
        <table:table-row table:style-name="ro1">
          <table:table-cell/>
          <table:table-cell table:style-name="ce4" office:value-type="string" calcext:value-type="string">
            <text:p>Revenue</text:p>
          </table:table-cell>
          <table:table-cell table:style-name="ce5" office:value-type="float" office:value="1080677" calcext:value-type="float">
            <text:p>1080677</text:p>
          </table:table-cell>
        </table:table-row>
        <table:table-row table:style-name="ro1">
          <table:table-cell/>
          <table:table-cell office:value-type="string" calcext:value-type="string">
            <text:p>Cost of Revenue</text:p>
          </table:table-cell>
          <table:table-cell office:value-type="float" office:value="236113" calcext:value-type="float">
            <text:p>236113</text:p>
          </table:table-cell>
        </table:table-row>
        <table:table-row table:style-name="ro1">
          <table:table-cell/>
          <table:table-cell office:value-type="string" calcext:value-type="string">
            <text:p>Developer and Exchange Fees</text:p>
          </table:table-cell>
          <table:table-cell office:value-type="float" office:value="316371" calcext:value-type="float">
            <text:p>316371</text:p>
          </table:table-cell>
        </table:table-row>
        <table:table-row table:style-name="ro1">
          <table:table-cell/>
          <table:table-cell office:value-type="string" calcext:value-type="string">
            <text:p>IT&amp;S</text:p>
          </table:table-cell>
          <table:table-cell office:value-type="float" office:value="260684" calcext:value-type="float">
            <text:p>260684</text:p>
          </table:table-cell>
        </table:table-row>
        <table:table-row table:style-name="ro1">
          <table:table-cell/>
          <table:table-cell table:style-name="ce4" office:value-type="string" calcext:value-type="string">
            <text:p>COGS</text:p>
          </table:table-cell>
          <table:table-cell table:style-name="ce4" table:formula="of:=SUM([.C4:.C6])" office:value-type="float" office:value="813168" calcext:value-type="float">
            <text:p>813168</text:p>
          </table:table-cell>
        </table:table-row>
        <table:table-row table:style-name="ro1">
          <table:table-cell/>
          <table:table-cell office:value-type="string" calcext:value-type="string">
            <text:p>R&amp;D</text:p>
          </table:table-cell>
          <table:table-cell office:value-type="float" office:value="384996" calcext:value-type="float">
            <text:p>384996</text:p>
          </table:table-cell>
        </table:table-row>
        <table:table-row table:style-name="ro1">
          <table:table-cell/>
          <table:table-cell office:value-type="string" calcext:value-type="string">
            <text:p>G&amp;A</text:p>
          </table:table-cell>
          <table:table-cell office:value-type="float" office:value="152166" calcext:value-type="float">
            <text:p>152166</text:p>
          </table:table-cell>
        </table:table-row>
        <table:table-row table:style-name="ro1">
          <table:table-cell/>
          <table:table-cell office:value-type="string" calcext:value-type="string">
            <text:p>Sales and Marketing</text:p>
          </table:table-cell>
          <table:table-cell office:value-type="float" office:value="52807" calcext:value-type="float">
            <text:p>52807</text:p>
          </table:table-cell>
        </table:table-row>
        <table:table-row table:style-name="ro1">
          <table:table-cell/>
          <table:table-cell table:style-name="ce4" office:value-type="string" calcext:value-type="string">
            <text:p>SG&amp;A</text:p>
          </table:table-cell>
          <table:table-cell table:style-name="ce4" table:formula="of:=SUM([.C9:.C10])" office:value-type="float" office:value="204973" calcext:value-type="float">
            <text:p>204973</text:p>
          </table:table-cell>
        </table:table-row>
        <table:table-row table:style-name="ro1">
          <table:table-cell/>
          <table:table-cell table:style-name="ce4" office:value-type="string" calcext:value-type="string">
            <text:p>Operating Expense</text:p>
          </table:table-cell>
          <table:table-cell table:formula="of:=[.C7]+[.C11]+[.C8]" office:value-type="float" office:value="1403137" calcext:value-type="float">
            <text:p>1403137</text:p>
          </table:table-cell>
        </table:table-row>
        <table:table-row table:style-name="ro1">
          <table:table-cell/>
          <table:table-cell table:style-name="ce4" office:value-type="string" calcext:value-type="string">
            <text:p>Operating Income</text:p>
          </table:table-cell>
          <table:table-cell table:formula="of:=[.C3]-[.C12]" office:value-type="float" office:value="-322460" calcext:value-type="float">
            <text:p>-322460</text:p>
          </table:table-cell>
        </table:table-row>
        <table:table-row table:style-name="ro1">
          <table:table-cell/>
          <table:table-cell office:value-type="string" calcext:value-type="string">
            <text:p>Interest Income</text:p>
          </table:table-cell>
          <table:table-cell office:value-type="float" office:value="48844" calcext:value-type="float">
            <text:p>48844</text:p>
          </table:table-cell>
        </table:table-row>
        <table:table-row table:style-name="ro1">
          <table:table-cell/>
          <table:table-cell office:value-type="string" calcext:value-type="string">
            <text:p>Interest expense</text:p>
          </table:table-cell>
          <table:table-cell office:value-type="float" office:value="10342" calcext:value-type="float">
            <text:p>10342</text:p>
          </table:table-cell>
        </table:table-row>
        <table:table-row table:style-name="ro1">
          <table:table-cell/>
          <table:table-cell office:value-type="string" calcext:value-type="string">
            <text:p>Other income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/>
          <table:table-cell office:value-type="string" calcext:value-type="string">
            <text:p>EBT</text:p>
          </table:table-cell>
          <table:table-cell table:formula="of:=[.C13]+[.C14]+[.C16]-[.C15]" office:value-type="float" office:value="-278827" calcext:value-type="float">
            <text:p>-278827</text:p>
          </table:table-cell>
        </table:table-row>
        <table:table-row table:style-name="ro1">
          <table:table-cell/>
          <table:table-cell office:value-type="string" calcext:value-type="string">
            <text:p>Provision for income taxes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string" calcext:value-type="string">
            <text:p>Net Income</text:p>
          </table:table-cell>
          <table:table-cell table:formula="of:=[.C17]-[.C18]" office:value-type="float" office:value="-279800" calcext:value-type="float">
            <text:p>-279800</text:p>
          </table:table-cell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table:formula="of:=[.C19]/[.C21]" office:value-type="float" office:value="-0.408564373712285" calcext:value-type="float">
            <text:p>-0.408564373712285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684837" calcext:value-type="float">
            <text:p>6848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n-GAAP</text:p>
          </table:table-cell>
          <table:table-cell/>
        </table:table-row>
      </table:table>
      <table:table table:name="Other" table:style-name="ta1">
        <table:table-column table:style-name="co2" table:default-cell-style-name="Default"/>
        <table:table-row table:style-name="ro1">
          <table:table-cell office:value-type="string" calcext:value-type="string">
            <text:p>48% of roblox’s revenue is paid out in app store fees and developer royalties. The remaining cost categories are another 90% of reven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20:59:18.373435606</meta:creation-date>
    <dc:date>2025-10-28T23:59:04.381445572</dc:date>
    <meta:editing-duration>P5DT2H59M43S</meta:editing-duration>
    <meta:editing-cycles>6</meta:editing-cycles>
    <meta:generator>LibreOffice/7.5.5.2$MacOSX_AARCH64 LibreOffice_project/ca8fe7424262805f223b9a2334bc7181abbcbf5e</meta:generator>
    <meta:document-statistic meta:table-count="3" meta:cell-count="56" meta:object-count="0"/>
    <meta:user-defined meta:name=""/>
  </office:meta>
</office:document-meta>
</file>